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fo:font-style="normal" officeooo:rsid="00136662" officeooo:paragraph-rsid="001a707b" fo:background-color="transparent" style:font-size-asian="12pt" style:font-style-asian="normal" style:font-size-complex="12pt" style:font-style-complex="normal"/>
    </style:style>
    <style:style style:name="P2" style:family="paragraph" style:parent-style-name="Standard">
      <style:text-properties style:font-name="Ubuntu" fo:font-size="12pt" fo:font-style="normal" officeooo:rsid="00155d9d" officeooo:paragraph-rsid="00155d9d" fo:background-color="transparent" style:font-size-asian="12pt" style:font-style-asian="normal" style:font-size-complex="12pt" style:font-style-complex="normal"/>
    </style:style>
    <style:style style:name="P3" style:family="paragraph" style:parent-style-name="Standard">
      <style:text-properties style:font-name="Ubuntu" fo:font-size="14pt" officeooo:rsid="00155d9d" officeooo:paragraph-rsid="00155d9d" fo:background-color="transparent" style:font-size-asian="14pt" style:font-size-complex="14pt"/>
    </style:style>
    <style:style style:name="P4" style:family="paragraph" style:parent-style-name="Standard">
      <style:text-properties style:font-name="Ubuntu" officeooo:rsid="001c1a49" officeooo:paragraph-rsid="001c1a49" fo:background-color="transparent"/>
    </style:style>
    <style:style style:name="P5" style:family="paragraph" style:parent-style-name="Standard">
      <style:text-properties style:font-name="Ubuntu" fo:font-size="11pt" officeooo:rsid="00111883" officeooo:paragraph-rsid="00111883" fo:background-color="transparent" style:font-size-asian="11pt" style:font-size-complex="11pt"/>
    </style:style>
    <style:style style:name="P6" style:family="paragraph" style:parent-style-name="Standard">
      <style:text-properties style:font-name="Ubuntu" fo:font-size="11pt" officeooo:rsid="0011f47e" officeooo:paragraph-rsid="0011f47e" fo:background-color="transparent" style:font-size-asian="11pt" style:font-size-complex="11pt"/>
    </style:style>
    <style:style style:name="P7" style:family="paragraph" style:parent-style-name="Standard">
      <style:text-properties style:font-name="Ubuntu" fo:font-size="11pt" fo:font-style="normal" officeooo:rsid="00136662" officeooo:paragraph-rsid="00136662" fo:background-color="transparent" style:font-size-asian="11pt" style:font-style-asian="normal" style:font-size-complex="11pt" style:font-style-complex="normal"/>
    </style:style>
    <style:style style:name="P8" style:family="paragraph" style:parent-style-name="Standard">
      <style:text-properties style:font-name="Ubuntu" fo:font-size="11pt" fo:font-style="normal" officeooo:rsid="00175871" officeooo:paragraph-rsid="00175871" fo:background-color="transparent" style:font-size-asian="11pt" style:font-style-asian="normal" style:font-size-complex="11pt" style:font-style-complex="normal"/>
    </style:style>
    <style:style style:name="P9" style:family="paragraph" style:parent-style-name="Standard">
      <style:text-properties style:font-name="Ubuntu" fo:font-size="11pt" fo:font-style="normal" officeooo:rsid="00175871" officeooo:paragraph-rsid="00272460" fo:background-color="transparent" style:font-size-asian="11pt" style:font-style-asian="normal" style:font-size-complex="11pt" style:font-style-complex="normal"/>
    </style:style>
    <style:style style:name="P10" style:family="paragraph" style:parent-style-name="Standard">
      <style:text-properties style:font-name="Ubuntu" fo:font-size="11pt" fo:font-style="normal" officeooo:rsid="00186609" officeooo:paragraph-rsid="00186609" fo:background-color="transparent" style:font-size-asian="11pt" style:font-style-asian="normal" style:font-size-complex="11pt" style:font-style-complex="normal"/>
    </style:style>
    <style:style style:name="P11" style:family="paragraph" style:parent-style-name="Standard">
      <style:text-properties style:font-name="Ubuntu" fo:font-size="11pt" fo:font-style="normal" officeooo:rsid="001dcabb" officeooo:paragraph-rsid="00203429" fo:background-color="transparent" style:font-size-asian="11pt" style:font-style-asian="normal" style:font-size-complex="11pt" style:font-style-complex="normal"/>
    </style:style>
    <style:style style:name="P12" style:family="paragraph" style:parent-style-name="Standard">
      <style:text-properties fo:color="#3465a4" style:font-name="Ubuntu" fo:font-size="14pt" fo:font-style="normal" fo:font-weight="bold" officeooo:rsid="001dcabb" officeooo:paragraph-rsid="00203429" fo:background-color="transparent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color="#3465a4" officeooo:paragraph-rsid="001dcabb" fo:background-color="transparent"/>
    </style:style>
    <style:style style:name="P14" style:family="paragraph" style:parent-style-name="Standard">
      <style:text-properties fo:color="#3465a4" fo:font-size="10pt" fo:font-style="italic" officeooo:rsid="00203429" officeooo:paragraph-rsid="00203429" fo:background-color="transparent" style:font-size-asian="10pt" style:font-style-asian="italic" style:font-size-complex="10pt" style:font-style-complex="italic"/>
    </style:style>
    <style:style style:name="P15" style:family="paragraph" style:parent-style-name="Standard">
      <style:text-properties fo:background-color="transparent"/>
    </style:style>
    <style:style style:name="P16" style:family="paragraph" style:parent-style-name="Standard">
      <style:text-properties officeooo:paragraph-rsid="001c1a49" fo:background-color="transparent"/>
    </style:style>
    <style:style style:name="P17" style:family="paragraph" style:parent-style-name="Standard">
      <style:paragraph-properties fo:text-align="start" style:justify-single-word="false"/>
      <style:text-properties officeooo:paragraph-rsid="00272460" fo:background-color="transparent"/>
    </style:style>
    <style:style style:name="P18" style:family="paragraph" style:parent-style-name="Standard">
      <style:text-properties officeooo:paragraph-rsid="00272460" fo:background-color="transparent"/>
    </style:style>
    <style:style style:name="P19" style:family="paragraph" style:parent-style-name="Standard">
      <style:text-properties officeooo:paragraph-rsid="0028b038" fo:background-color="transparent"/>
    </style:style>
    <style:style style:name="P20" style:family="paragraph" style:parent-style-name="Standard">
      <style:text-properties officeooo:rsid="00203429" officeooo:paragraph-rsid="00203429" fo:background-color="transparent"/>
    </style:style>
    <style:style style:name="P21" style:family="paragraph" style:parent-style-name="Standard">
      <style:text-properties fo:font-size="10pt" officeooo:paragraph-rsid="001d55e7" fo:background-color="transparent" style:font-size-asian="10pt" style:font-size-complex="10pt"/>
    </style:style>
    <style:style style:name="P22" style:family="paragraph" style:parent-style-name="Standard">
      <style:text-properties fo:font-size="11pt" officeooo:paragraph-rsid="0011f47e" fo:background-color="transparent" style:font-size-asian="11pt" style:font-size-complex="11pt"/>
    </style:style>
    <style:style style:name="P23" style:family="paragraph" style:parent-style-name="Standard">
      <style:text-properties fo:font-size="11pt" officeooo:paragraph-rsid="00186609" fo:background-color="transparent" style:font-size-asian="11pt" style:font-size-complex="11pt"/>
    </style:style>
    <style:style style:name="P24" style:family="paragraph" style:parent-style-name="Standard">
      <style:text-properties fo:font-size="11pt" officeooo:paragraph-rsid="00272460" fo:background-color="transparent" style:font-size-asian="11pt" style:font-size-complex="11pt"/>
    </style:style>
    <style:style style:name="P25" style:family="paragraph" style:parent-style-name="Standard">
      <style:text-properties fo:font-size="11pt" officeooo:paragraph-rsid="0028b038" fo:background-color="transparent" style:font-size-asian="11pt" style:font-size-complex="11pt"/>
    </style:style>
    <style:style style:name="T1" style:family="text">
      <style:text-properties style:font-name="Ubuntu"/>
    </style:style>
    <style:style style:name="T2" style:family="text">
      <style:text-properties style:font-name="Ubuntu" fo:font-style="normal" officeooo:rsid="0011f47e" style:font-style-asian="normal" style:font-style-complex="normal"/>
    </style:style>
    <style:style style:name="T3" style:family="text">
      <style:text-properties style:font-name="Ubuntu" fo:font-style="normal" officeooo:rsid="00136662" style:font-style-asian="normal" style:font-style-complex="normal"/>
    </style:style>
    <style:style style:name="T4" style:family="text">
      <style:text-properties style:font-name="Ubuntu" fo:font-style="normal" officeooo:rsid="001d55e7" style:font-style-asian="normal" style:font-style-complex="normal"/>
    </style:style>
    <style:style style:name="T5" style:family="text">
      <style:text-properties style:font-name="Ubuntu" fo:font-style="normal" officeooo:rsid="001dcabb" style:font-style-asian="normal" style:font-style-complex="normal"/>
    </style:style>
    <style:style style:name="T6" style:family="text">
      <style:text-properties style:font-name="Ubuntu" fo:font-style="normal" officeooo:rsid="00239d94" style:font-style-asian="normal" style:font-style-complex="normal"/>
    </style:style>
    <style:style style:name="T7" style:family="text">
      <style:text-properties style:font-name="Ubuntu" fo:font-style="normal" officeooo:rsid="00250276" style:font-style-asian="normal" style:font-style-complex="normal"/>
    </style:style>
    <style:style style:name="T8" style:family="text">
      <style:text-properties style:font-name="Ubuntu" fo:font-style="normal" officeooo:rsid="00272460" style:font-style-asian="normal" style:font-style-complex="normal"/>
    </style:style>
    <style:style style:name="T9" style:family="text">
      <style:text-properties style:font-name="Ubuntu" fo:font-style="normal" officeooo:rsid="00186609" style:font-style-asian="normal" style:font-style-complex="normal"/>
    </style:style>
    <style:style style:name="T10" style:family="text">
      <style:text-properties style:font-name="Ubuntu" fo:font-style="normal" officeooo:rsid="00190547" style:font-style-asian="normal" style:font-style-complex="normal"/>
    </style:style>
    <style:style style:name="T11" style:family="text">
      <style:text-properties style:font-name="Ubuntu" fo:font-style="normal" officeooo:rsid="001a707b" style:font-style-asian="normal" style:font-style-complex="normal"/>
    </style:style>
    <style:style style:name="T12" style:family="text">
      <style:text-properties style:font-name="Ubuntu" fo:font-style="italic" style:font-style-asian="italic" style:font-style-complex="italic"/>
    </style:style>
    <style:style style:name="T13" style:family="text">
      <style:text-properties style:font-name="Ubuntu" fo:font-style="italic" officeooo:rsid="001d55e7" style:font-style-asian="italic" style:font-style-complex="italic"/>
    </style:style>
    <style:style style:name="T14" style:family="text">
      <style:text-properties style:font-name="Ubuntu" fo:font-style="italic" officeooo:rsid="001c1a49" style:font-style-asian="italic" style:font-style-complex="italic"/>
    </style:style>
    <style:style style:name="T15" style:family="text">
      <style:text-properties style:font-name="Ubuntu" fo:font-style="italic" officeooo:rsid="001dcabb" style:font-style-asian="italic" style:font-style-complex="italic"/>
    </style:style>
    <style:style style:name="T16" style:family="text">
      <style:text-properties style:font-name="Ubuntu" fo:font-style="italic" officeooo:rsid="0011f47e" style:font-style-asian="italic" style:font-style-complex="italic"/>
    </style:style>
    <style:style style:name="T17" style:family="text">
      <style:text-properties style:font-name="Ubuntu" fo:font-style="italic" officeooo:rsid="001b032f" style:font-style-asian="italic" style:font-style-complex="italic"/>
    </style:style>
    <style:style style:name="T18" style:family="text">
      <style:text-properties style:font-name="Ubuntu" fo:font-style="italic" officeooo:rsid="001a707b" style:font-style-asian="italic" style:font-style-complex="italic"/>
    </style:style>
    <style:style style:name="T19" style:family="text">
      <style:text-properties style:font-name="Ubuntu" fo:font-size="12pt" fo:font-style="normal" officeooo:rsid="00186609" style:font-size-asian="12pt" style:font-style-asian="normal" style:font-size-complex="12pt" style:font-style-complex="normal"/>
    </style:style>
    <style:style style:name="T20" style:family="text">
      <style:text-properties style:font-name="Ubuntu" fo:font-size="12pt" fo:font-style="normal" officeooo:rsid="00190547" style:font-size-asian="12pt" style:font-style-asian="normal" style:font-size-complex="12pt" style:font-style-complex="normal"/>
    </style:style>
    <style:style style:name="T21" style:family="text">
      <style:text-properties style:font-name="Ubuntu" fo:font-size="12pt" fo:font-style="normal" officeooo:rsid="001a707b" style:font-size-asian="12pt" style:font-style-asian="normal" style:font-size-complex="12pt" style:font-style-complex="normal"/>
    </style:style>
    <style:style style:name="T22" style:family="text">
      <style:text-properties style:font-name="Ubuntu" fo:font-size="12pt" fo:font-style="normal" officeooo:rsid="001afa92" style:font-size-asian="12pt" style:font-style-asian="normal" style:font-size-complex="12pt" style:font-style-complex="normal"/>
    </style:style>
    <style:style style:name="T23" style:family="text">
      <style:text-properties style:font-name="Ubuntu" fo:font-size="12pt" fo:font-style="italic" officeooo:rsid="001a707b" style:font-size-asian="12pt" style:font-style-asian="italic" style:font-size-complex="12pt" style:font-style-complex="italic"/>
    </style:style>
    <style:style style:name="T24" style:family="text">
      <style:text-properties style:font-name="Ubuntu" fo:font-size="12pt" fo:font-style="italic" officeooo:rsid="001afa92" style:font-size-asian="12pt" style:font-style-asian="italic" style:font-size-complex="12pt" style:font-style-complex="italic"/>
    </style:style>
    <style:style style:name="T25" style:family="text">
      <style:text-properties style:font-name="Ubuntu" fo:font-size="12pt" fo:font-style="italic" officeooo:rsid="001c1a49" style:font-size-asian="12pt" style:font-style-asian="italic" style:font-size-complex="12pt" style:font-style-complex="italic"/>
    </style:style>
    <style:style style:name="T26" style:family="text">
      <style:text-properties style:font-name="Ubuntu" fo:font-weight="bold" style:font-weight-asian="bold" style:font-weight-complex="bold"/>
    </style:style>
    <style:style style:name="T27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28" style:family="text">
      <style:text-properties style:font-name="Ubuntu" fo:font-size="10pt" fo:font-style="italic" officeooo:rsid="001d55e7" style:font-size-asian="10pt" style:font-style-asian="italic" style:font-size-complex="10pt" style:font-style-complex="italic"/>
    </style:style>
    <style:style style:name="T29" style:family="text">
      <style:text-properties style:font-name="Ubuntu" fo:font-size="10pt" fo:font-style="italic" officeooo:rsid="001c1a49" style:font-size-asian="10pt" style:font-style-asian="italic" style:font-size-complex="10pt" style:font-style-complex="italic"/>
    </style:style>
    <style:style style:name="T30" style:family="text">
      <style:text-properties style:font-name="Ubuntu" fo:font-size="8pt" fo:font-style="italic" style:font-size-asian="8pt" style:font-style-asian="italic" style:font-size-complex="8pt" style:font-style-complex="italic"/>
    </style:style>
    <style:style style:name="T31" style:family="text">
      <style:text-properties style:font-name="Ubuntu" officeooo:rsid="001dcabb"/>
    </style:style>
    <style:style style:name="T32" style:family="text">
      <style:text-properties style:font-name="Ubuntu" fo:font-size="11pt" fo:font-style="normal" officeooo:rsid="001a707b" style:font-size-asian="11pt" style:font-style-asian="normal" style:font-size-complex="11pt" style:font-style-complex="normal"/>
    </style:style>
    <style:style style:name="T33" style:family="text">
      <style:text-properties style:font-name="Ubuntu" fo:font-size="11pt" fo:font-style="normal" officeooo:rsid="001afa92" style:font-size-asian="11pt" style:font-style-asian="normal" style:font-size-complex="11pt" style:font-style-complex="normal"/>
    </style:style>
    <style:style style:name="T34" style:family="text">
      <style:text-properties style:font-name="Ubuntu" fo:font-size="11pt" fo:font-style="normal" officeooo:rsid="001dcabb" style:font-size-asian="11pt" style:font-style-asian="normal" style:font-size-complex="11pt" style:font-style-complex="normal"/>
    </style:style>
    <style:style style:name="T35" style:family="text">
      <style:text-properties style:font-name="Ubuntu" fo:font-size="11pt" fo:font-style="normal" officeooo:rsid="00239d94" style:font-size-asian="11pt" style:font-style-asian="normal" style:font-size-complex="11pt" style:font-style-complex="normal"/>
    </style:style>
    <style:style style:name="T36" style:family="text">
      <style:text-properties style:font-name="Ubuntu" fo:font-size="11pt" fo:font-style="normal" officeooo:rsid="00250276" style:font-size-asian="11pt" style:font-style-asian="normal" style:font-size-complex="11pt" style:font-style-complex="normal"/>
    </style:style>
    <style:style style:name="T37" style:family="text">
      <style:text-properties style:font-name="Ubuntu" fo:font-size="11pt" fo:font-style="italic" officeooo:rsid="001c1a49" style:font-size-asian="11pt" style:font-style-asian="italic" style:font-size-complex="11pt" style:font-style-complex="italic"/>
    </style:style>
    <style:style style:name="T38" style:family="text">
      <style:text-properties style:font-name="Ubuntu" fo:font-size="11pt" fo:font-style="italic" officeooo:rsid="001afa92" style:font-size-asian="11pt" style:font-style-asian="italic" style:font-size-complex="11pt" style:font-style-complex="italic"/>
    </style:style>
    <style:style style:name="T39" style:family="text">
      <style:text-properties style:font-name="Ubuntu" fo:font-size="11pt" style:font-size-asian="11pt" style:font-size-complex="11pt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officeooo:rsid="0011f47e" style:font-size-asian="10pt" style:font-size-complex="10pt"/>
    </style:style>
    <style:style style:name="T43" style:family="text">
      <style:text-properties fo:color="#000000" fo:font-style="italic" style:font-style-asian="italic" style:font-style-complex="italic"/>
    </style:style>
    <style:style style:name="T44" style:family="text">
      <style:text-properties fo:color="#000000" style:font-name="Ubuntu" fo:font-size="12pt" fo:font-style="italic" officeooo:rsid="001afa92" style:font-size-asian="12pt" style:font-style-asian="italic" style:font-size-complex="12pt" style:font-style-complex="italic"/>
    </style:style>
    <style:style style:name="T45" style:family="text">
      <style:text-properties fo:color="#000000" style:font-name="Ubuntu" fo:font-size="10pt" fo:font-style="italic" officeooo:rsid="001afa92" style:font-size-asian="10pt" style:font-style-asian="italic" style:font-size-complex="10pt" style:font-style-complex="italic"/>
    </style:style>
    <style:style style:name="T46" style:family="text">
      <style:text-properties fo:color="#000000" style:font-name="Ubuntu" fo:font-style="italic" officeooo:rsid="001dcabb" style:font-style-asian="italic" style:font-style-complex="italic"/>
    </style:style>
    <style:style style:name="T47" style:family="text">
      <style:text-properties officeooo:rsid="00155d9d"/>
    </style:style>
    <style:style style:name="T48" style:family="text">
      <style:text-properties officeooo:rsid="001a707b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none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color="#3465a4"/>
    </style:style>
    <style:style style:name="T53" style:family="text">
      <style:text-properties fo:color="#3465a4" style:font-name="Ubuntu"/>
    </style:style>
    <style:style style:name="T54" style:family="text">
      <style:text-properties fo:color="#3465a4" style:font-name="Ubuntu" fo:font-size="14pt" fo:font-style="normal" style:text-underline-style="none" fo:font-weight="bold" officeooo:rsid="001b032f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3465a4" style:font-name="Ubuntu" fo:font-size="14pt" fo:font-style="normal" style:text-underline-style="none" officeooo:rsid="001afa92" style:font-size-asian="14pt" style:font-style-asian="normal" style:font-size-complex="14pt" style:font-style-complex="normal"/>
    </style:style>
    <style:style style:name="T56" style:family="text">
      <style:text-properties fo:color="#3465a4" style:font-name="Ubuntu" fo:font-size="12pt" fo:font-style="italic" officeooo:rsid="001afa92" style:font-size-asian="12pt" style:font-style-asian="italic" style:font-size-complex="12pt" style:font-style-complex="italic"/>
    </style:style>
    <style:style style:name="T57" style:family="text">
      <style:text-properties fo:color="#3465a4" style:font-name="Ubuntu" fo:font-size="12pt" fo:font-style="italic" officeooo:rsid="00186609" style:font-size-asian="12pt" style:font-style-asian="italic" style:font-size-complex="12pt" style:font-style-complex="italic"/>
    </style:style>
    <style:style style:name="T58" style:family="text">
      <style:text-properties fo:color="#3465a4" style:font-name="Ubuntu" fo:font-size="12pt" fo:font-style="italic" officeooo:rsid="00190547" style:font-size-asian="12pt" style:font-style-asian="italic" style:font-size-complex="12pt" style:font-style-complex="italic"/>
    </style:style>
    <style:style style:name="T59" style:family="text">
      <style:text-properties fo:color="#3465a4" style:font-name="Ubuntu" fo:font-size="12pt" fo:font-style="italic" officeooo:rsid="001a707b" style:font-size-asian="12pt" style:font-style-asian="italic" style:font-size-complex="12pt" style:font-style-complex="italic"/>
    </style:style>
    <style:style style:name="T60" style:family="text">
      <style:text-properties fo:color="#3465a4" style:font-name="Ubuntu" fo:font-size="12pt" fo:font-style="normal" officeooo:rsid="00186609" style:font-size-asian="12pt" style:font-style-asian="normal" style:font-size-complex="12pt" style:font-style-complex="normal"/>
    </style:style>
    <style:style style:name="T61" style:family="text">
      <style:text-properties fo:color="#3465a4" style:font-name="Ubuntu" fo:font-size="12pt" fo:font-style="normal" officeooo:rsid="00190547" style:font-size-asian="12pt" style:font-style-asian="normal" style:font-size-complex="12pt" style:font-style-complex="normal"/>
    </style:style>
    <style:style style:name="T62" style:family="text">
      <style:text-properties fo:color="#3465a4" style:font-name="Ubuntu" fo:font-style="normal" style:text-underline-style="none" fo:font-weight="bold" style:font-style-asian="normal" style:font-weight-asian="bold" style:font-style-complex="normal" style:font-weight-complex="bold"/>
    </style:style>
    <style:style style:name="T63" style:family="text">
      <style:text-properties fo:color="#3465a4" style:font-name="Ubuntu" fo:font-style="normal" officeooo:rsid="001dcabb" style:font-style-asian="normal" style:font-style-complex="normal"/>
    </style:style>
    <style:style style:name="T64" style:family="text">
      <style:text-properties fo:color="#3465a4" style:font-name="Ubuntu" fo:font-style="normal" officeooo:rsid="001d55e7" style:font-style-asian="normal" style:font-style-complex="normal"/>
    </style:style>
    <style:style style:name="T65" style:family="text">
      <style:text-properties fo:color="#3465a4" style:font-name="Ubuntu" fo:font-style="normal" officeooo:rsid="00272460" style:font-style-asian="normal" style:font-style-complex="normal"/>
    </style:style>
    <style:style style:name="T66" style:family="text">
      <style:text-properties fo:color="#3465a4" style:font-name="Ubuntu" fo:font-style="normal" officeooo:rsid="00186609" style:font-style-asian="normal" style:font-style-complex="normal"/>
    </style:style>
    <style:style style:name="T67" style:family="text">
      <style:text-properties fo:color="#3465a4" style:font-name="Ubuntu" fo:font-style="normal" officeooo:rsid="00190547" style:font-style-asian="normal" style:font-style-complex="normal"/>
    </style:style>
    <style:style style:name="T68" style:family="text">
      <style:text-properties fo:color="#3465a4" style:font-name="Ubuntu" fo:font-style="normal" fo:font-weight="bold" officeooo:rsid="00272460" style:font-style-asian="normal" style:font-weight-asian="bold" style:font-style-complex="normal" style:font-weight-complex="bold"/>
    </style:style>
    <style:style style:name="T69" style:family="text">
      <style:text-properties fo:color="#3465a4" style:font-name="Ubuntu" fo:font-weight="bold" style:font-weight-asian="bold" style:font-weight-complex="bold"/>
    </style:style>
    <style:style style:name="T70" style:family="text">
      <style:text-properties fo:color="#3465a4" style:font-name="Ubuntu" fo:font-style="italic" style:font-style-asian="italic" style:font-style-complex="italic"/>
    </style:style>
    <style:style style:name="T71" style:family="text">
      <style:text-properties fo:color="#3465a4" style:font-name="Ubuntu" fo:font-style="italic" officeooo:rsid="0011f47e" style:font-style-asian="italic" style:font-style-complex="italic"/>
    </style:style>
    <style:style style:name="T72" style:family="text">
      <style:text-properties fo:color="#3465a4" style:font-name="Ubuntu" fo:font-style="italic" officeooo:rsid="001b032f" style:font-style-asian="italic" style:font-style-complex="italic"/>
    </style:style>
    <style:style style:name="T73" style:family="text">
      <style:text-properties fo:color="#3465a4" style:font-name="Ubuntu" fo:font-style="italic" officeooo:rsid="001d55e7" style:font-style-asian="italic" style:font-style-complex="italic"/>
    </style:style>
    <style:style style:name="T74" style:family="text">
      <style:text-properties fo:color="#3465a4" style:font-name="Ubuntu" fo:font-style="italic" officeooo:rsid="001c1a49" style:font-style-asian="italic" style:font-style-complex="italic"/>
    </style:style>
    <style:style style:name="T75" style:family="text">
      <style:text-properties fo:color="#3465a4" style:font-name="Ubuntu" fo:font-style="italic" officeooo:rsid="001dcabb" style:font-style-asian="italic" style:font-style-complex="italic"/>
    </style:style>
    <style:style style:name="T76" style:family="text">
      <style:text-properties fo:color="#3465a4" style:font-name="Ubuntu" fo:font-style="italic" officeooo:rsid="00272460" style:font-style-asian="italic" style:font-style-complex="italic"/>
    </style:style>
    <style:style style:name="T77" style:family="text">
      <style:text-properties fo:color="#3465a4" style:font-name="Ubuntu" fo:font-style="italic" officeooo:rsid="00186609" style:font-style-asian="italic" style:font-style-complex="italic"/>
    </style:style>
    <style:style style:name="T78" style:family="text">
      <style:text-properties fo:color="#3465a4" style:font-name="Ubuntu" fo:font-style="italic" officeooo:rsid="00190547" style:font-style-asian="italic" style:font-style-complex="italic"/>
    </style:style>
    <style:style style:name="T79" style:family="text">
      <style:text-properties fo:color="#3465a4" style:font-name="Ubuntu" fo:font-style="italic" officeooo:rsid="001a707b" style:font-style-asian="italic" style:font-style-complex="italic"/>
    </style:style>
    <style:style style:name="T80" style:family="text">
      <style:text-properties fo:color="#3465a4" style:font-name="Ubuntu" fo:font-size="8pt" fo:font-style="italic" style:font-size-asian="8pt" style:font-style-asian="italic" style:font-size-complex="8pt" style:font-style-complex="italic"/>
    </style:style>
    <style:style style:name="T81" style:family="text">
      <style:text-properties fo:color="#3465a4" style:font-name="Ubuntu" fo:font-size="8pt" fo:font-style="italic" officeooo:rsid="001b032f" style:font-size-asian="8pt" style:font-style-asian="italic" style:font-size-complex="8pt" style:font-style-complex="italic"/>
    </style:style>
    <style:style style:name="T82" style:family="text">
      <style:text-properties fo:color="#3465a4" style:font-name="Ubuntu" fo:font-size="10pt" fo:font-style="italic" style:font-size-asian="10pt" style:font-style-asian="italic" style:font-size-complex="10pt" style:font-style-complex="italic"/>
    </style:style>
    <style:style style:name="T83" style:family="text">
      <style:text-properties fo:color="#3465a4" style:font-name="Ubuntu" fo:font-size="10pt" fo:font-style="italic" officeooo:rsid="001b032f" style:font-size-asian="10pt" style:font-style-asian="italic" style:font-size-complex="10pt" style:font-style-complex="italic"/>
    </style:style>
    <style:style style:name="T84" style:family="text">
      <style:text-properties fo:color="#3465a4" style:font-name="Ubuntu" fo:font-size="10pt" fo:font-style="italic" officeooo:rsid="001dcabb" style:font-size-asian="10pt" style:font-style-asian="italic" style:font-size-complex="10pt" style:font-style-complex="italic"/>
    </style:style>
    <style:style style:name="T85" style:family="text">
      <style:text-properties fo:color="#3465a4" style:font-name="Ubuntu" fo:font-size="10pt" fo:font-style="italic" officeooo:rsid="001afa92" style:font-size-asian="10pt" style:font-style-asian="italic" style:font-size-complex="10pt" style:font-style-complex="italic"/>
    </style:style>
    <style:style style:name="T86" style:family="text">
      <style:text-properties fo:color="#3465a4" style:font-name="Ubuntu" fo:font-size="10pt" fo:font-style="normal" officeooo:rsid="001dcabb" style:font-size-asian="10pt" style:font-style-asian="normal" style:font-size-complex="10pt" style:font-style-complex="normal"/>
    </style:style>
    <style:style style:name="T87" style:family="text">
      <style:text-properties fo:color="#3465a4" style:font-name="Ubuntu" fo:font-size="11pt" fo:font-weight="bold" style:font-size-asian="11pt" style:font-weight-asian="bold" style:font-size-complex="11pt" style:font-weight-complex="bold"/>
    </style:style>
    <style:style style:name="T88" style:family="text">
      <style:text-properties fo:color="#3465a4" fo:font-size="14pt" fo:font-weight="bold" style:font-size-asian="14pt" style:font-weight-asian="bold" style:font-size-complex="14pt" style:font-weight-complex="bold"/>
    </style:style>
    <style:style style:name="T89" style:family="text">
      <style:text-properties fo:color="#3465a4" fo:font-size="14pt" style:text-underline-style="none" fo:font-weight="bold" officeooo:rsid="001d55e7" style:font-size-asian="14pt" style:font-weight-asian="bold" style:font-size-complex="14pt" style:font-weight-complex="bold"/>
    </style:style>
    <style:style style:name="T90" style:family="text">
      <style:text-properties fo:color="#3465a4" fo:font-style="italic" style:font-style-asian="italic" style:font-style-complex="italic"/>
    </style:style>
    <style:style style:name="T91" style:family="text">
      <style:text-properties fo:color="#3465a4" fo:font-style="italic" officeooo:rsid="00272460" style:font-style-asian="italic" style:font-style-complex="italic"/>
    </style:style>
    <style:style style:name="T92" style:family="text">
      <style:text-properties fo:color="#3465a4" fo:font-weight="bold" style:font-weight-asian="bold" style:font-weight-complex="bold"/>
    </style:style>
    <style:style style:name="T93" style:family="text">
      <style:text-properties fo:color="#3465a4" style:text-underline-style="solid" style:text-underline-width="auto" style:text-underline-color="font-color"/>
    </style:style>
    <style:style style:name="T94" style:family="text">
      <style:text-properties fo:color="#3465a4" fo:font-size="10pt" fo:font-style="italic" style:font-size-asian="10pt" style:font-style-asian="italic" style:font-size-complex="10pt" style:font-style-complex="italic"/>
    </style:style>
    <style:style style:name="T95" style:family="text">
      <style:text-properties officeooo:rsid="00272460"/>
    </style:style>
    <style:style style:name="T96" style:family="text">
      <style:text-properties officeooo:rsid="0011f4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2">Referencja</text:span></text:p>
      <text:p text:style-name="P5"><text:span text:style-name="T43">• <text:s/></text:span><text:span text:style-name="T90">extern</text:span> – definiuje „prawdziwą” zmienną globalną, dzięki temu możemy korzystać z niej w innych plikach. Oczywiście trzeba je z-#include’ować<text:line-break/>*<text:span text:style-name="T96">prawdziwa bo widoczna dla każdego pliku</text:span></text:p>
      <text:p text:style-name="P6">• Jeżeli chcemy się odwołać do tej zmiennej <text:span text:style-name="T52">extern</text:span> w innym pliku, musimy najpierw podać jej typ → <text:span text:style-name="T90">int zmienna = 5;</text:span></text:p>
      <text:p text:style-name="P6">• Często spotykana praktyka → <text:span text:style-name="T90">constexpr const in</text:span><text:span text:style-name="T91">t </text:span><text:span text:style-name="T90">zmienna = 10;</text:span></text:p>
      <text:p text:style-name="P22"><text:span text:style-name="T2">• Jak odwołać się do zmiennej globalnej w funkcji (kiedy np. mamy zmienną </text:span><text:span text:style-name="T3">l</text:span><text:span text:style-name="T2">o</text:span><text:span text:style-name="T3">kal</text:span><text:span text:style-name="T2">ną o tej samej nazwie) → </text:span><text:span text:style-name="T16">:</text:span><text:span text:style-name="T71">:number</text:span></text:p>
      <text:p text:style-name="P7"><text:span text:style-name="T50">• </text:span><text:span text:style-name="T49">Referencja to taki alias</text:span>, przezwisko dla zmiennej. Odwołuje się do tej samej komórki co zmienna. Więc jak zmieniamy jej wartość, to wartość zmiennej też się zmienia.</text:p>
      <text:p text:style-name="P7">• Referencja <text:span text:style-name="T49">nie</text:span> zmienia właściciela, <text:span text:style-name="T48">jest stała.</text:span></text:p>
      <text:p text:style-name="P7">• Dobra praktyka → przekazywanie argumentów przez <text:span text:style-name="T90">const – referencję</text:span><text:span text:style-name="T40">.</text:span> <text:span text:style-name="T47">No bo żeby jej nie zmieniać.</text:span></text:p>
      <text:p text:style-name="P1"/>
      <text:p text:style-name="P2"><text:span text:style-name="T88">Wskaźnik</text:span></text:p>
      <text:p text:style-name="P8">• Wskaźnik zawiera adres pamięci, <text:span text:style-name="T95">w</text:span>ięc jest szybszy od wyszukiwania przez zmienną.</text:p>
      <text:p text:style-name="P9">• * ← operator <text:span text:style-name="T93">dereferencji</text:span><text:span text:style-name="T49">.</text:span></text:p>
      <text:p text:style-name="P8">• W przypadku wskaźników znak <text:span text:style-name="T92">&amp;</text:span> to operator „wyłuskania”.</text:p>
      <text:p text:style-name="P8">• Mimo tego, że wskaźnik jest typu int, nie możemy mu nadać wartości. Teorytycznie powinno się dać, ale kompilator nam na to nie pozwala.</text:p>
      <text:p text:style-name="P8">• Można ew. tak → <text:span text:style-name="T40">wsk = reinterpreter_cast&lt;int*&gt;(200);</text:span><text:line-break/>• Ale to tak w ramach ciekawostki, NIE ROBIMY TEGO.</text:p>
      <text:p text:style-name="P8">• Za to można na nich robić operacje arytmetyczne, zmieniamy wtedy adres. Nie polecam.</text:p>
      <text:p text:style-name="P23"><text:span text:style-name="T77">wsk+=4;</text:span><text:span text:style-name="T66"> </text:span><text:span text:style-name="T9">← zwiększamy adres nie o 4, tylko 4 * rozmiar typu.</text:span></text:p>
      <text:p text:style-name="P10">• Wskaźnik wskazuje na początek miejsca w pamięci!!! Dlatego nawet jeśli mamy obiekt o wielkości 16kB to wskaźnik i tak ma 8.</text:p>
      <text:p text:style-name="P10">• Jeżeli tworzymy wskaźnik to inicjalizujemy go <text:span text:style-name="T90">nullptr</text:span>, żeby nie wskazywał na śmieci. Dzięki temu możemy go porównać w if’ie.</text:p>
      <text:p text:style-name="P23"><text:span text:style-name="T9">• </text:span><text:span text:style-name="T66"><text:s/></text:span><text:span text:style-name="T78">const int* ptr </text:span><text:span text:style-name="T10">← wskaźnik na stałą zmienną<text:line-break/></text:span><text:span text:style-name="T67"> <text:s text:c="2"/></text:span><text:span text:style-name="T78">int* const ptr </text:span><text:span text:style-name="T10">← stały wskaźnik na zmienną (nie możemy zmienić adresu)<text:line-break/> <text:s text:c="2"/></text:span><text:span text:style-name="T79">constr int* const ptr = &amp;number</text:span><text:span text:style-name="T18"> </text:span><text:span text:style-name="T11">← wskaźnik stały na zmienną stałą (nie możemy zmienić adresu, i nie możemy zmieniać wartości zmiennej)</text:span></text:p>
      <text:p text:style-name="P16"><text:span text:style-name="T32">• </text:span><text:span text:style-name="T33">Przesyłanie wskaźników do funkcji:</text:span><text:span text:style-name="T22"><text:line-break/></text:span><text:span text:style-name="T85">int* ptr = &amp;number;<text:line-break/>(…)<text:line-break/>fun( ptr ) <text:s text:c="7"/></text:span><text:span text:style-name="T45">v</text:span><text:span text:style-name="T85"> <text:s text:c="7"/>void fun( &amp;number )</text:span></text:p>
      <text:p text:style-name="P18"><text:span text:style-name="T37">Czas życia zmiennej zawsze powinien być dłuższy od czasu życia wskaźnika! ← częsty błąd.</text:span><text:span text:style-name="T38"><text:line-break/></text:span><text:span text:style-name="T24"><text:line-break/></text:span><text:span text:style-name="T55"><text:tab/><text:tab/><text:tab/><text:tab/><text:tab/></text:span><text:span text:style-name="T54">RÓŻNICE:</text:span><text:span text:style-name="T56"><text:line-break/></text:span><text:span text:style-name="T62">ODWOŁANIA </text:span><text:span text:style-name="T1"><text:line-break/></text:span><text:span text:style-name="T39">• Do referencji odwołujemy się tak samo jak do zwykłego obiektu - za pomocą nazwy.<text:line-break/>• Aby uzyskać element wskazywany przez wskaźnik musimy dodać </text:span><text:span text:style-name="T87">*</text:span><text:span text:style-name="T39"> przed nazwą wskaźnika.</text:span><text:span text:style-name="T1"><text:line-break/><text:line-break/></text:span><text:span text:style-name="T69">PRZEKAZYWANIE JAKO ARGUMENT</text:span><text:span text:style-name="T1"><text:line-break/></text:span><text:span text:style-name="T39">• Argument jest referencją lub zwykłą zmienną (kopią) - przekazujemy nazwę</text:span></text:p>
      <text:p text:style-name="P17"><text:span text:style-name="T39">• Argument jest wskaźnikiem a przekazujemy zmienną - musimy dodać </text:span><text:span text:style-name="T87">&amp;</text:span><text:span text:style-name="T39"> przed nazwą zmiennej. </text:span><text:span text:style-name="T1"><text:line-break/></text:span><text:span text:style-name="T53"><text:line-break/></text:span><text:span text:style-name="T69">OZNACZENIA</text:span><text:span text:style-name="T1"><text:line-break/></text:span><text:span text:style-name="T39">• Symbol </text:span><text:span text:style-name="T87">*</text:span><text:span text:style-name="T39"> (operator dereferencji) oznacza dostęp do obiektu wskazywanego. Jeżeli nie damy </text:span><text:span text:style-name="T87">*</text:span><text:span text:style-name="T39"> przy wskaźniku dostaniemy adres obiektu wskazywanego.</text:span></text:p>
      <text:p text:style-name="P19"><text:span text:style-name="T39">• Symbol </text:span><text:span text:style-name="T87">&amp;</text:span><text:span text:style-name="T39"> oznacza pobranie adresu naszej zmiennej.</text:span><text:span text:style-name="T1"><text:line-break/></text:span></text:p>
      <text:p text:style-name="P19"><text:span text:style-name="T1"/></text:p>
      <text:p text:style-name="P19"><text:span text:style-name="T1"/></text:p>
      <text:p text:style-name="P19"><text:soft-page-break/><text:span text:style-name="T1"><text:line-break/></text:span><text:span text:style-name="T82">void copy(int a) { a += 2; } <text:line-break/>void ref(int&amp; a) { a += 2; } <text:line-break/>void ptr(int* a) ( *a += 2; ) <text:line-break/><text:line-break/>void example() { <text:line-break/><text:tab/>int c = 10; <text:line-break/><text:tab/></text:span><text:span text:style-name="T83">i</text:span><text:span text:style-name="T82">nt&amp; r = a; <text:line-break/><text:tab/>int* p = &amp;a; // typically int* p = new int{10};<text:line-break/><text:tab/>copy(c); <text:line-break/><text:tab/>copy(r); <text:line-break/><text:tab/>copy(*p); <text:line-break/><text:tab/>ref(c); <text:line-break/><text:tab/>ref(r); <text:line-break/><text:tab/>ref(*p); <text:line-break/><text:tab/>ptr(&amp;c); <text:line-break/><text:tab/>ptr(&amp;r); <text:line-break/><text:tab/>ptr(p); <text:line-break/>}</text:span><text:span text:style-name="T27"><text:line-break/></text:span></text:p>
      <text:p text:style-name="P4"><text:span text:style-name="T88">Inteligentny wskaźnik – </text:span><text:span text:style-name="T89">shared_ptr()<text:line-break/></text:span><text:line-break/><text:span text:style-name="T94">#include &lt;memory&gt;</text:span></text:p>
      <text:p text:style-name="P21"><text:span text:style-name="T73">std::shared_ptr&lt;int&gt; number</text:span><text:span text:style-name="T74"> = std::make_shared&lt;int&gt;(5); </text:span><text:span text:style-name="T15">← lepiej</text:span></text:p>
      <text:p text:style-name="P13"><text:span text:style-name="T28">std::shared_ptr&lt;int&gt; number</text:span><text:span text:style-name="T29"> = std::shared_ptr&lt;int&gt;(new int{5});</text:span><text:span text:style-name="T14"><text:line-break/></text:span></text:p>
      <text:p text:style-name="P25"><text:span text:style-name="T5">• <text:s/>struktura → </text:span><text:span text:style-name="T75">shared_ptr&lt;na_jaki_typ_wskazuje&gt; nazwa</text:span></text:p>
      <text:p text:style-name="P25"><text:span text:style-name="T46">•</text:span><text:span text:style-name="T75"> </text:span><text:span text:style-name="T14"><text:s/></text:span><text:span text:style-name="T4">Dopóki używamy tego wskaźnika, nie musimy się martwić o to że będzie wskazywał na śmieci. </text:span></text:p>
      <text:p text:style-name="P24"><text:span text:style-name="T4">• Jeżeli zmienimy to na co wskazuje na </text:span><text:span text:style-name="T73">nullptr</text:span><text:span text:style-name="T4">, wyświetli nam </text:span><text:span text:style-name="T64">„Segmentation fault”.</text:span><text:span text:style-name="T4"><text:line-break/>• </text:span><text:span text:style-name="T75">use_cout()</text:span><text:span text:style-name="T15"> </text:span><text:span text:style-name="T5">← metoda zwracająca ilość shared pointerów.<text:line-break/></text:span><text:span text:style-name="T4">• </text:span><text:span text:style-name="T76">get()</text:span><text:span text:style-name="T8"> ← metoda zwracająca zwykły </text:span><text:span text:style-name="T68">raw </text:span><text:span text:style-name="T8">pointer.</text:span></text:p>
      <text:p text:style-name="P15"><text:span text:style-name="T34">• G</text:span><text:span text:style-name="T35">eneralnie, gdy tworzymy shared pointer, to z góry tworzymy też obiekt, na który wskazuje. Jak przypiszemy do niego zmienną, to nie zmieni on jej wartości:</text:span><text:span text:style-name="T6"><text:line-break/></text:span><text:span text:style-name="T82">int a =6;<text:line-break/>std::shared_ptr&lt;int&gt; number = std::make_shared&lt;int&gt;(a);<text:line-break/>*number +=1;<text:line-break/>std::cout &lt;&lt; a &lt;&lt; std::endl; //wypisze 6<text:line-break/><text:line-break/></text:span></text:p>
      <text:p text:style-name="P12">ENUM</text:p>
      <text:p text:style-name="P11">• Enum – typ wyliczeniowy.</text:p>
      <text:p text:style-name="P11">• Enum jest int’em domyślnie.</text:p>
      <text:p text:style-name="P11">• <text:span text:style-name="T95">s</text:span>truktura: </text:p>
      <text:p text:style-name="P14"><text:span text:style-name="T31"><text:tab/>enum (opcjonalnie class) ErrorCode{</text:span></text:p>
      <text:p text:style-name="P14"><text:span text:style-name="T31"><text:s/><text:tab/><text:tab/>lack_of_water = 333</text:span></text:p>
      <text:p text:style-name="P14"><text:span text:style-name="T31"><text:tab/><text:tab/> no_power</text:span></text:p>
      <text:p text:style-name="P14"><text:span text:style-name="T31"><text:tab/><text:tab/> (…)</text:span></text:p>
      <text:p text:style-name="P14"><text:span text:style-name="T31"><text:tab/>}</text:span></text:p>
      <text:p text:style-name="P11">• Enum nie przysłania nazw, enum class tak.</text:p>
      <text:p text:style-name="P11">• Odwołanie do enum</text:p>
      <text:p text:style-name="P14"><text:span text:style-name="T31"><text:s/><text:tab/>Enum → std::cout &lt;&lt; lack_of_water;</text:span></text:p>
      <text:p text:style-name="P20"><text:span text:style-name="T84"><text:tab/>Enum class → int num = static_cast&lt;int&gt;(ErrorCode::lack_of_water);</text:span><text:span text:style-name="T5"><text:line-break/></text:span><text:span text:style-name="T34">• </text:span><text:span text:style-name="T35">Dla enum wystąpi konflikt nazw jeśli się powtórzą w programie, dla enum class nie.<text:line-break/>• </text:span><text:span text:style-name="T36">Można stworzyć enum class bez nazwy, zwykły enum ni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Ubuntu" fo:font-family="Ubuntu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8:11:11.208661973</meta:creation-date>
    <dc:date>2020-06-04T14:32:31.899157381</dc:date>
    <meta:editing-duration>PT59M5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2" meta:paragraph-count="44" meta:word-count="662" meta:character-count="4200" meta:non-whitespace-character-count="3493"/>
  </office:meta>
</office:document-meta>
</file>